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Helvetica Neue" svg:font-family="'Helvetica Neue'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9in"/>
    </style:style>
    <style:style style:name="co3" style:family="table-column">
      <style:table-column-properties fo:break-before="auto" style:column-width="1.0563in"/>
    </style:style>
    <style:style style:name="co4" style:family="table-column">
      <style:table-column-properties fo:break-before="auto" style:column-width="1.2437in"/>
    </style:style>
    <style:style style:name="co5" style:family="table-column">
      <style:table-column-properties fo:break-before="auto" style:column-width="1.0252in"/>
    </style:style>
    <style:style style:name="co6" style:family="table-column">
      <style:table-column-properties fo:break-before="auto" style:column-width="1.1972in"/>
    </style:style>
    <style:style style:name="co7" style:family="table-column">
      <style:table-column-properties fo:break-before="auto" style:column-width="1.0173in"/>
    </style:style>
    <style:style style:name="co8" style:family="table-column">
      <style:table-column-properties fo:break-before="auto" style:column-width="1.2283in"/>
    </style:style>
    <style:style style:name="co9" style:family="table-column">
      <style:table-column-properties fo:break-before="auto" style:column-width="1.2126in"/>
    </style:style>
    <style:style style:name="co10" style:family="table-column">
      <style:table-column-properties fo:break-before="auto" style:column-width="1.4134in"/>
    </style:style>
    <style:style style:name="co11" style:family="table-column">
      <style:table-column-properties fo:break-before="auto" style:column-width="1.4008in"/>
    </style:style>
    <style:style style:name="co12" style:family="table-column">
      <style:table-column-properties fo:break-before="auto" style:column-width="0.7075in"/>
    </style:style>
    <style:style style:name="co13" style:family="table-column">
      <style:table-column-properties fo:break-before="auto" style:column-width="0.8791in"/>
    </style:style>
    <style:style style:name="co14" style:family="table-column">
      <style:table-column-properties fo:break-before="auto" style:column-width="0.9429in"/>
    </style:style>
    <style:style style:name="ro1" style:family="table-row">
      <style:table-row-properties style:row-height="0.2646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Normal">
      <style:table-cell-properties fo:border-bottom="none" style:diagonal-bl-tr="none" style:diagonal-tl-br="none" fo:border-left="0.74pt solid #000000" fo:border-right="none" style:rotation-align="none" fo:border-top="non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Normal">
      <style:table-cell-properties style:rotation-align="non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Normal" style:data-style-name="N1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8" style:family="table-cell" style:parent-style-name="Normal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Normal" style:data-style-name="N1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Times new roman" fo:font-size="12pt" fo:font-weight="normal" style:font-size-asian="12pt" style:font-weight-asian="normal" style:font-size-complex="12pt" style:font-weight-complex="normal"/>
    </style:style>
  </office:automatic-styles>
  <office:body>
    <office:spreadsheet>
      <table:table table:name="Grades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number-columns-repeated="6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" table:default-cell-style-name="ce5"/>
        <table:table-column table:style-name="co10" table:default-cell-style-name="ce5"/>
        <table:table-column table:style-name="co11" table:default-cell-style-name="ce5"/>
        <table:table-column table:style-name="co2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" table:number-columns-repeated="1002" table:default-cell-style-name="ce5"/>
        <table:table-row table:style-name="ro1">
          <table:table-cell table:number-columns-repeated="2"/>
          <table:table-cell office:value-type="string" calcext:value-type="string">
            <text:p>Email Address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Reading 5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Reading 4</text:p>
          </table:table-cell>
          <table:table-cell office:value-type="string" calcext:value-type="string">
            <text:p>Homework 3</text:p>
          </table:table-cell>
          <table:table-cell table:style-name="ce8" office:value-type="string" calcext:value-type="string">
            <text:p>Reading 3</text:p>
          </table:table-cell>
          <table:table-cell table:style-name="ce8" office:value-type="string" calcext:value-type="string">
            <text:p>Homework 2</text:p>
          </table:table-cell>
          <table:table-cell table:style-name="ce8" office:value-type="string" calcext:value-type="string">
            <text:p>Reading 2</text:p>
          </table:table-cell>
          <table:table-cell table:style-name="ce8" office:value-type="string" calcext:value-type="string">
            <text:p>Homework 1</text:p>
          </table:table-cell>
          <table:table-cell table:style-name="ce8" office:value-type="string" calcext:value-type="string">
            <text:p>Reading 1</text:p>
          </table:table-cell>
          <table:table-cell office:value-type="string" calcext:value-type="string">
            <text:p>Asynchronous 1</text:p>
          </table:table-cell>
          <table:table-cell office:value-type="string" calcext:value-type="string">
            <text:p>Asynchronous 2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Pivot Interactive 1</text:p>
          </table:table-cell>
          <table:table-cell office:value-type="string" calcext:value-type="string">
            <text:p>Pivot Interactive 2</text:p>
          </table:table-cell>
          <table:table-cell office:value-type="string" calcext:value-type="string">
            <text:p>Final Project Pres.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with Curve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Last Name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Maha</text:p>
          </table:table-cell>
          <table:table-cell table:style-name="ce7" office:value-type="string" calcext:value-type="string">
            <text:p>Altuwaijri</text:p>
          </table:table-cell>
          <table:table-cell/>
          <table:table-cell table:style-name="ce4" office:value-type="percentage" office:value="0" calcext:value-type="percentage">
            <text:p>0%</text:p>
          </table:table-cell>
          <table:table-cell table:style-name="ce4" office:value-type="percentage" office:value="0.991304347826087" calcext:value-type="percentage">
            <text:p>99%</text:p>
          </table:table-cell>
          <table:table-cell table:style-name="ce4" office:value-type="percentage" office:value="0.777777777777778" calcext:value-type="percentage">
            <text:p>78%</text:p>
          </table:table-cell>
          <table:table-cell table:style-name="ce4" office:value-type="percentage" office:value="0.976470588235294" calcext:value-type="percentage">
            <text:p>98%</text:p>
          </table:table-cell>
          <table:table-cell table:style-name="ce4" office:value-type="percentage" office:value="0.0666666666666667" calcext:value-type="percentage">
            <text:p>7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0.8125" calcext:value-type="percentage">
            <text:p>81%</text:p>
          </table:table-cell>
          <table:table-cell table:style-name="ce9" office:value-type="percentage" office:value="0.960714285714286" calcext:value-type="percentage">
            <text:p>96%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.993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0" office:value-type="float" office:value="0.925" calcext:value-type="float">
            <text:p>0.925</text:p>
          </table:table-cell>
          <table:table-cell table:style-name="Default" office:value-type="float" office:value="0.888888888888889" calcext:value-type="float">
            <text:p>0.888888888888889</text:p>
          </table:table-cell>
          <table:table-cell table:style-name="Default" office:value-type="float" office:value="0.964705882352941" calcext:value-type="float">
            <text:p>0.964705882352941</text:p>
          </table:table-cell>
          <table:table-cell office:value-type="float" office:value="1" calcext:value-type="float">
            <text:p>1</text:p>
          </table:table-cell>
          <table:table-cell table:formula="of:=0.25*[.S2]+0.25*[.P2]+0.35*AVERAGE([.R2];[.Q2];[.M2];[.L2];[.K2];[.J2];[.I2];[.H2];[.G2];[.F2];[.E2])+0.15*AVERAGE([.N2];[.O2])" office:value-type="float" office:value="0.925020223010153" calcext:value-type="float">
            <text:p>0.925020223010153</text:p>
          </table:table-cell>
          <table:table-cell table:formula="of:=[.T2]+0.03" office:value-type="float" office:value="0.955020223010153" calcext:value-type="float">
            <text:p>0.955020223010153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Altuwaijri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Monica</text:p>
          </table:table-cell>
          <table:table-cell table:style-name="ce7" office:value-type="string" calcext:value-type="string">
            <text:p>Begany</text:p>
          </table:table-cell>
          <table:table-cell/>
          <table:table-cell table:style-name="ce4" office:value-type="percentage" office:value="0" calcext:value-type="percentage">
            <text:p>0%</text:p>
          </table:table-cell>
          <table:table-cell table:number-columns-repeated="3" table:style-name="ce4" office:value-type="percentage" office:value="1" calcext:value-type="percentage">
            <text:p>100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1" calcext:value-type="percentage">
            <text:p>100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style-name="Default" office:value-type="float" office:value="0.962962962962963" calcext:value-type="float">
            <text:p>0.962962962962963</text:p>
          </table:table-cell>
          <table:table-cell table:style-name="Default" office:value-type="float" office:value="0.964705882352941" calcext:value-type="float">
            <text:p>0.964705882352941</text:p>
          </table:table-cell>
          <table:table-cell office:value-type="float" office:value="1" calcext:value-type="float">
            <text:p>1</text:p>
          </table:table-cell>
          <table:table-cell table:formula="of:=0.25*[.S3]+0.25*[.P3]+0.35*AVERAGE([.R3];[.Q3];[.M3];[.L3];[.K3];[.J3];[.I3];[.H3];[.G3];[.F3];[.E3])+0.15*AVERAGE([.N3];[.O3])" office:value-type="float" office:value="0.997698554169142" calcext:value-type="float">
            <text:p>0.997698554169142</text:p>
          </table:table-cell>
          <table:table-cell table:formula="of:=[.T3]+0.03" office:value-type="float" office:value="1.02769855416914" calcext:value-type="float">
            <text:p>1.02769855416914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Begany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Karen</text:p>
          </table:table-cell>
          <table:table-cell table:style-name="ce7" office:value-type="string" calcext:value-type="string">
            <text:p>Causor</text:p>
          </table:table-cell>
          <table:table-cell/>
          <table:table-cell table:style-name="ce4" office:value-type="percentage" office:value="0" calcext:value-type="percentage">
            <text:p>0%</text:p>
          </table:table-cell>
          <table:table-cell table:style-name="ce4" office:value-type="percentage" office:value="0.973913043478261" calcext:value-type="percentage">
            <text:p>97%</text:p>
          </table:table-cell>
          <table:table-cell table:style-name="ce4" office:value-type="percentage" office:value="0.888888888888889" calcext:value-type="percentage">
            <text:p>89%</text:p>
          </table:table-cell>
          <table:table-cell table:style-name="ce4" office:value-type="percentage" office:value="0.976470588235294" calcext:value-type="percentage">
            <text:p>98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9" office:value-type="percentage" office:value="0.396" calcext:value-type="percentage">
            <text:p>40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9" table:formula="of:=0.8" office:value-type="percentage" office:value="0.8" calcext:value-type="percentage">
            <text:p>80%</text:p>
          </table:table-cell>
          <table:table-cell table:style-name="ce9" office:value-type="percentage" office:value="0.866666666666667" calcext:value-type="percentage">
            <text:p>87%</text:p>
          </table:table-cell>
          <table:table-cell table:style-name="ce9" office:value-type="percentage" office:value="0.95" calcext:value-type="percentage">
            <text:p>95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.5/20" office:value-type="float" office:value="0.925" calcext:value-type="float">
            <text:p>0.925</text:p>
          </table:table-cell>
          <table:table-cell table:style-name="Default" office:value-type="float" office:value="0.851851851851852" calcext:value-type="float">
            <text:p>0.851851851851852</text:p>
          </table:table-cell>
          <table:table-cell table:style-name="Default" office:value-type="float" office:value="0.929411764705882" calcext:value-type="float">
            <text:p>0.929411764705882</text:p>
          </table:table-cell>
          <table:table-cell office:value-type="float" office:value="1" calcext:value-type="float">
            <text:p>1</text:p>
          </table:table-cell>
          <table:table-cell table:formula="of:=0.25*[.S4]+0.25*[.P4]+0.35*AVERAGE([.R4];[.Q4];[.M4];[.L4];[.K4];[.J4];[.I4];[.H4];[.G4];[.F4];[.E4])+0.15*AVERAGE([.N4];[.O4])" office:value-type="float" office:value="0.840488271030854" calcext:value-type="float">
            <text:p>0.840488271030854</text:p>
          </table:table-cell>
          <table:table-cell table:formula="of:=[.T4]+0.03" office:value-type="float" office:value="0.870488271030854" calcext:value-type="float">
            <text:p>0.870488271030854</text:p>
          </table:table-cell>
          <table:table-cell office:value-type="string" calcext:value-type="string">
            <text:p>B+</text:p>
          </table:table-cell>
          <table:table-cell table:style-name="ce7" office:value-type="string" calcext:value-type="string">
            <text:p>Causor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Dante</text:p>
          </table:table-cell>
          <table:table-cell table:style-name="ce7" office:value-type="string" calcext:value-type="string">
            <text:p>Chin-Caluen</text:p>
          </table:table-cell>
          <table:table-cell/>
          <table:table-cell table:style-name="ce4" office:value-type="percentage" office:value="0" calcext:value-type="percentage">
            <text:p>0%</text:p>
          </table:table-cell>
          <table:table-cell table:style-name="ce4" office:value-type="percentage" office:value="0.98695652173913" calcext:value-type="percentage">
            <text:p>99%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988235294117647" calcext:value-type="percentage">
            <text:p>99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0.962962962962963" calcext:value-type="float">
            <text:p>0.96296296296296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0.25*[.S5]+0.25*[.P5]+0.35*AVERAGE([.R5];[.Q5];[.M5];[.L5];[.K5];[.J5];[.I5];[.H5];[.G5];[.F5];[.E5])+0.15*AVERAGE([.N5];[.O5])" office:value-type="float" office:value="0.998032197507901" calcext:value-type="float">
            <text:p>0.998032197507901</text:p>
          </table:table-cell>
          <table:table-cell table:formula="of:=[.T5]+0.03" office:value-type="float" office:value="1.0280321975079" calcext:value-type="float">
            <text:p>1.0280321975079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Chin-Caluen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Janeen</text:p>
          </table:table-cell>
          <table:table-cell table:style-name="ce7" office:value-type="string" calcext:value-type="string">
            <text:p>Contreras</text:p>
          </table:table-cell>
          <table:table-cell/>
          <table:table-cell table:style-name="ce4" office:value-type="percentage" office:value="0" calcext:value-type="percentage">
            <text:p>0%</text:p>
          </table:table-cell>
          <table:table-cell table:style-name="ce4" office:value-type="percentage" office:value="0.98695652173913" calcext:value-type="percentage">
            <text:p>99%</text:p>
          </table:table-cell>
          <table:table-cell table:style-name="ce4" office:value-type="percentage" office:value="0.888888888888889" calcext:value-type="percentage">
            <text:p>89%</text:p>
          </table:table-cell>
          <table:table-cell table:style-name="ce4" office:value-type="percentage" office:value="0.982352941176471" calcext:value-type="percentage">
            <text:p>98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9" office:value-type="percentage" office:value="0.973333333333333" calcext:value-type="percentage">
            <text:p>97%</text:p>
          </table:table-cell>
          <table:table-cell table:style-name="ce9" office:value-type="percentage" office:value="0.9375" calcext:value-type="percentage">
            <text:p>94%</text:p>
          </table:table-cell>
          <table:table-cell table:style-name="ce9" office:value-type="percentage" office:value="0.992857142857143" calcext:value-type="percentage">
            <text:p>99%</text:p>
          </table:table-cell>
          <table:table-cell table:style-name="ce9" office:value-type="percentage" office:value="0.733333333333333" calcext:value-type="percentage">
            <text:p>73%</text:p>
          </table:table-cell>
          <table:table-cell table:style-name="ce9" office:value-type="percentage" office:value="0.9875" calcext:value-type="percentage">
            <text:p>99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style-name="Default" office:value-type="float" office:value="0.962962962962963" calcext:value-type="float">
            <text:p>0.962962962962963</text:p>
          </table:table-cell>
          <table:table-cell table:style-name="Default" office:value-type="float" office:value="0.0588235294117647" calcext:value-type="float">
            <text:p>0.058823529411765</text:p>
          </table:table-cell>
          <table:table-cell office:value-type="float" office:value="1" calcext:value-type="float">
            <text:p>1</text:p>
          </table:table-cell>
          <table:table-cell table:formula="of:=0.25*[.S6]+0.25*[.P6]+0.35*AVERAGE([.R6];[.Q6];[.M6];[.L6];[.K6];[.J6];[.I6];[.H6];[.G6];[.F6];[.E6])+0.15*AVERAGE([.N6];[.O6])" office:value-type="float" office:value="0.871052548072369" calcext:value-type="float">
            <text:p>0.871052548072369</text:p>
          </table:table-cell>
          <table:table-cell table:formula="of:=[.T6]+0.03" office:value-type="float" office:value="0.901052548072369" calcext:value-type="float">
            <text:p>0.901052548072369</text:p>
          </table:table-cell>
          <table:table-cell office:value-type="string" calcext:value-type="string">
            <text:p>A-</text:p>
          </table:table-cell>
          <table:table-cell table:style-name="ce7" office:value-type="string" calcext:value-type="string">
            <text:p>Contreras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Madisen</text:p>
          </table:table-cell>
          <table:table-cell table:style-name="ce7" office:value-type="string" calcext:value-type="string">
            <text:p>Diaz</text:p>
          </table:table-cell>
          <table:table-cell/>
          <table:table-cell table:style-name="ce4" table:formula="of:=0" office:value-type="percentage" office:value="0" calcext:value-type="percentage">
            <text:p>0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9" office:value-type="percentage" office:value="0.946666666666667" calcext:value-type="percentage">
            <text:p>95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0.975" calcext:value-type="percentage">
            <text:p>98%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.9875" calcext:value-type="percentage">
            <text:p>99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.5/20" office:value-type="float" office:value="0.975" calcext:value-type="float">
            <text:p>0.975</text:p>
          </table:table-cell>
          <table:table-cell table:style-name="Default" office:value-type="float" office:value="0.666666666666667" calcext:value-type="float">
            <text:p>0.666666666666667</text:p>
          </table:table-cell>
          <table:table-cell table:style-name="Default" office:value-type="float" office:value="0.741176470588235" calcext:value-type="float">
            <text:p>0.741176470588235</text:p>
          </table:table-cell>
          <table:table-cell office:value-type="float" office:value="1" calcext:value-type="float">
            <text:p>1</text:p>
          </table:table-cell>
          <table:table-cell table:formula="of:=0.25*[.S7]+0.25*[.P7]+0.35*AVERAGE([.R7];[.Q7];[.M7];[.L7];[.K7];[.J7];[.I7];[.H7];[.G7];[.F7];[.E7])+0.15*AVERAGE([.N7];[.O7])" office:value-type="float" office:value="0.880048796791444" calcext:value-type="float">
            <text:p>0.880048796791444</text:p>
          </table:table-cell>
          <table:table-cell table:formula="of:=[.T7]+0.03" office:value-type="float" office:value="0.910048796791444" calcext:value-type="float">
            <text:p>0.910048796791444</text:p>
          </table:table-cell>
          <table:table-cell office:value-type="string" calcext:value-type="string">
            <text:p>A-</text:p>
          </table:table-cell>
          <table:table-cell table:style-name="ce7" office:value-type="string" calcext:value-type="string">
            <text:p>Diaz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Tyrus</text:p>
          </table:table-cell>
          <table:table-cell table:style-name="ce7" office:value-type="string" calcext:value-type="string">
            <text:p>Douglas</text:p>
          </table:table-cell>
          <table:table-cell/>
          <table:table-cell table:style-name="ce4" office:value-type="percentage" office:value="0" calcext:value-type="percentage">
            <text:p>0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style-name="Default" office:value-type="float" office:value="0.888888888888889" calcext:value-type="float">
            <text:p>0.88888888888888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0.25*[.S8]+0.25*[.P8]+0.35*AVERAGE([.R8];[.Q8];[.M8];[.L8];[.K8];[.J8];[.I8];[.H8];[.G8];[.F8];[.E8])+0.15*AVERAGE([.N8];[.O8])" office:value-type="float" office:value="0.983964646464646" calcext:value-type="float">
            <text:p>0.983964646464646</text:p>
          </table:table-cell>
          <table:table-cell table:formula="of:=[.T8]+0.03" office:value-type="float" office:value="1.01396464646465" calcext:value-type="float">
            <text:p>1.01396464646465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Douglas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Kaitlin</text:p>
          </table:table-cell>
          <table:table-cell table:style-name="ce7" office:value-type="string" calcext:value-type="string">
            <text:p>Howard</text:p>
          </table:table-cell>
          <table:table-cell/>
          <table:table-cell table:style-name="ce4" office:value-type="percentage" office:value="0" calcext:value-type="percentage">
            <text:p>0%</text:p>
          </table:table-cell>
          <table:table-cell table:number-columns-repeated="2" table:style-name="ce4" office:value-type="percentage" office:value="1" calcext:value-type="percentage">
            <text:p>100%</text:p>
          </table:table-cell>
          <table:table-cell table:style-name="ce4" office:value-type="percentage" office:value="0.994117647058823" calcext:value-type="percentage">
            <text:p>99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9" office:value-type="percentage" office:value="0.986666666666667" calcext:value-type="percentage">
            <text:p>99%</text:p>
          </table:table-cell>
          <table:table-cell table:style-name="ce9" office:value-type="percentage" office:value="0.9375" calcext:value-type="percentage">
            <text:p>94%</text:p>
          </table:table-cell>
          <table:table-cell table:style-name="ce9" office:value-type="percentage" office:value="0.985714285714286" calcext:value-type="percentage">
            <text:p>99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1" calcext:value-type="percentage">
            <text:p>100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style-name="Default" office:value-type="float" office:value="0.925925925925926" calcext:value-type="float">
            <text:p>0.925925925925926</text:p>
          </table:table-cell>
          <table:table-cell table:style-name="Default" office:value-type="float" office:value="0.952941176470588" calcext:value-type="float">
            <text:p>0.952941176470588</text:p>
          </table:table-cell>
          <table:table-cell office:value-type="float" office:value="1" calcext:value-type="float">
            <text:p>1</text:p>
          </table:table-cell>
          <table:table-cell table:formula="of:=0.25*[.S9]+0.25*[.P9]+0.35*AVERAGE([.R9];[.Q9];[.M9];[.L9];[.K9];[.J9];[.I9];[.H9];[.G9];[.F9];[.E9])+0.15*AVERAGE([.N9];[.O9])" office:value-type="float" office:value="0.980591181422064" calcext:value-type="float">
            <text:p>0.980591181422064</text:p>
          </table:table-cell>
          <table:table-cell table:formula="of:=[.T9]+0.03" office:value-type="float" office:value="1.01059118142206" calcext:value-type="float">
            <text:p>1.01059118142206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Howard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Katie Ann</text:p>
          </table:table-cell>
          <table:table-cell table:style-name="ce7" office:value-type="string" calcext:value-type="string">
            <text:p>Huy</text:p>
          </table:table-cell>
          <table:table-cell/>
          <table:table-cell table:style-name="ce4" office:value-type="percentage" office:value="0" calcext:value-type="percentage">
            <text:p>0%</text:p>
          </table:table-cell>
          <table:table-cell table:style-name="ce4" office:value-type="percentage" office:value="0.991304347826087" calcext:value-type="percentage">
            <text:p>99%</text:p>
          </table:table-cell>
          <table:table-cell table:style-name="ce4" office:value-type="percentage" office:value="0.777777777777778" calcext:value-type="percentage">
            <text:p>78%</text:p>
          </table:table-cell>
          <table:table-cell table:style-name="ce4" office:value-type="percentage" office:value="0.982352941176471" calcext:value-type="percentage">
            <text:p>98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0.985714285714286" calcext:value-type="percentage">
            <text:p>99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0.98125" calcext:value-type="percentage">
            <text:p>98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0.25*[.S10]+0.25*[.P10]+0.35*AVERAGE([.R10];[.Q10];[.M10];[.L10];[.K10];[.J10];[.I10];[.H10];[.G10];[.F10];[.E10])+0.15*AVERAGE([.N10];[.O10])" office:value-type="float" office:value="0.966039979397556" calcext:value-type="float">
            <text:p>0.966039979397556</text:p>
          </table:table-cell>
          <table:table-cell table:formula="of:=[.T10]+0.03" office:value-type="float" office:value="0.996039979397556" calcext:value-type="float">
            <text:p>0.996039979397556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Huy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Kevin</text:p>
          </table:table-cell>
          <table:table-cell table:style-name="ce7" office:value-type="string" calcext:value-type="string">
            <text:p>La</text:p>
          </table:table-cell>
          <table:table-cell/>
          <table:table-cell table:style-name="ce4" office:value-type="percentage" office:value="0" calcext:value-type="percentage">
            <text:p>0%</text:p>
          </table:table-cell>
          <table:table-cell table:style-name="ce4" office:value-type="percentage" office:value="0.98695652173913" calcext:value-type="percentage">
            <text:p>99%</text:p>
          </table:table-cell>
          <table:table-cell table:style-name="ce4" office:value-type="percentage" office:value="0.777777777777778" calcext:value-type="percentage">
            <text:p>78%</text:p>
          </table:table-cell>
          <table:table-cell table:style-name="ce4" office:value-type="percentage" office:value="0.976470588235294" calcext:value-type="percentage">
            <text:p>98%</text:p>
          </table:table-cell>
          <table:table-cell table:style-name="ce4" office:value-type="percentage" office:value="0.866666666666667" calcext:value-type="percentage">
            <text:p>87%</text:p>
          </table:table-cell>
          <table:table-cell table:style-name="ce9" office:value-type="percentage" office:value="0.98" calcext:value-type="percentage">
            <text:p>98%</text:p>
          </table:table-cell>
          <table:table-cell table:style-name="ce9" office:value-type="percentage" office:value="0.8125" calcext:value-type="percentage">
            <text:p>81%</text:p>
          </table:table-cell>
          <table:table-cell table:style-name="ce9" table:formula="of:=0.71" office:value-type="percentage" office:value="0.71" calcext:value-type="percentage">
            <text:p>71%</text:p>
          </table:table-cell>
          <table:table-cell table:style-name="ce9" office:value-type="percentage" office:value="0.866666666666667" calcext:value-type="percentage">
            <text:p>87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0.25*[.S11]+0.25*[.P11]+0.35*AVERAGE([.R11];[.Q11];[.M11];[.L11];[.K11];[.J11];[.I11];[.H11];[.G11];[.F11];[.E11])+0.15*AVERAGE([.N11];[.O11])" office:value-type="float" office:value="0.892451216125449" calcext:value-type="float">
            <text:p>0.892451216125449</text:p>
          </table:table-cell>
          <table:table-cell table:formula="of:=[.T11]+0.03" office:value-type="float" office:value="0.922451216125449" calcext:value-type="float">
            <text:p>0.922451216125449</text:p>
          </table:table-cell>
          <table:table-cell office:value-type="string" calcext:value-type="string">
            <text:p>A-</text:p>
          </table:table-cell>
          <table:table-cell table:style-name="ce7" office:value-type="string" calcext:value-type="string">
            <text:p>La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Mason</text:p>
          </table:table-cell>
          <table:table-cell table:style-name="ce7" office:value-type="string" calcext:value-type="string">
            <text:p>Lebby</text:p>
          </table:table-cell>
          <table:table-cell/>
          <table:table-cell table:style-name="ce4" table:formula="of:=0" office:value-type="percentage" office:value="0" calcext:value-type="percentage">
            <text:p>0%</text:p>
          </table:table-cell>
          <table:table-cell table:number-columns-repeated="2" table:style-name="ce4" office:value-type="percentage" office:value="1" calcext:value-type="percentage">
            <text:p>100%</text:p>
          </table:table-cell>
          <table:table-cell table:style-name="ce4" office:value-type="percentage" office:value="0.988235294117647" calcext:value-type="percentage">
            <text:p>99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9" office:value-type="percentage" office:value="0.98" calcext:value-type="percentage">
            <text:p>98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0.99642857142857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0.98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0.25*[.S12]+0.25*[.P12]+0.35*AVERAGE([.R12];[.Q12];[.M12];[.L12];[.K12];[.J12];[.I12];[.H12];[.G12];[.F12];[.E12])+0.15*AVERAGE([.N12];[.O12])" office:value-type="float" office:value="0.998477941176471" calcext:value-type="float">
            <text:p>0.998477941176471</text:p>
          </table:table-cell>
          <table:table-cell table:formula="of:=[.T12]+0.03" office:value-type="float" office:value="1.02847794117647" calcext:value-type="float">
            <text:p>1.02847794117647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Lebby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Thomas</text:p>
          </table:table-cell>
          <table:table-cell table:style-name="ce7" office:value-type="string" calcext:value-type="string">
            <text:p>Lyle-Temple</text:p>
          </table:table-cell>
          <table:table-cell/>
          <table:table-cell table:style-name="ce4" table:formula="of:=0" office:value-type="percentage" office:value="0" calcext:value-type="percentage">
            <text:p>0%</text:p>
          </table:table-cell>
          <table:table-cell table:style-name="ce4" office:value-type="percentage" office:value="0.991304347826087" calcext:value-type="percentage">
            <text:p>99%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988235294117647" calcext:value-type="percentage">
            <text:p>99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9" office:value-type="percentage" office:value="0.986666666666667" calcext:value-type="percentage">
            <text:p>99%</text:p>
          </table:table-cell>
          <table:table-cell table:style-name="ce9" office:value-type="percentage" office:value="0.9375" calcext:value-type="percentage">
            <text:p>94%</text:p>
          </table:table-cell>
          <table:table-cell table:style-name="ce9" office:value-type="percentage" office:value="0.99642857142857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0.98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0.25*[.S13]+0.25*[.P13]+0.35*AVERAGE([.R13];[.Q13];[.M13];[.L13];[.K13];[.J13];[.I13];[.H13];[.G13];[.F13];[.E13])+0.15*AVERAGE([.N13];[.O13])" office:value-type="float" office:value="0.996424746183058" calcext:value-type="float">
            <text:p>0.996424746183058</text:p>
          </table:table-cell>
          <table:table-cell table:formula="of:=[.T13]+0.03" office:value-type="float" office:value="1.02642474618306" calcext:value-type="float">
            <text:p>1.02642474618306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Lyle-Temple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Emily</text:p>
          </table:table-cell>
          <table:table-cell table:style-name="ce7" office:value-type="string" calcext:value-type="string">
            <text:p>Martinez</text:p>
          </table:table-cell>
          <table:table-cell/>
          <table:table-cell table:style-name="ce4" table:formula="of:=0" office:value-type="percentage" office:value="0" calcext:value-type="percentage">
            <text:p>0%</text:p>
          </table:table-cell>
          <table:table-cell table:style-name="ce4" office:value-type="percentage" office:value="0.969565217391304" calcext:value-type="percentage">
            <text:p>97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office:value-type="percentage" office:value="0.970588235294118" calcext:value-type="percentage">
            <text:p>97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9" office:value-type="percentage" office:value="0.993333333333333" calcext:value-type="percentage">
            <text:p>99%</text:p>
          </table:table-cell>
          <table:table-cell table:style-name="ce9" office:value-type="percentage" office:value="0.8125" calcext:value-type="percentage">
            <text:p>81%</text:p>
          </table:table-cell>
          <table:table-cell table:style-name="ce9" office:value-type="percentage" office:value="0.982142857142857" calcext:value-type="percentage">
            <text:p>98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0.98125" calcext:value-type="percentage">
            <text:p>98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0" office:value-type="float" office:value="0.925" calcext:value-type="float">
            <text:p>0.925</text:p>
          </table:table-cell>
          <table:table-cell table:style-name="Default" office:value-type="float" office:value="0.62962962962963" calcext:value-type="float">
            <text:p>0.6296296296296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5*[.S14]+0.25*[.P14]+0.35*AVERAGE([.R14];[.Q14];[.M14];[.L14];[.K14];[.J14];[.I14];[.H14];[.G14];[.F14];[.E14])+0.15*AVERAGE([.N14];[.O14])" office:value-type="float" office:value="0.928400295043358" calcext:value-type="float">
            <text:p>0.928400295043358</text:p>
          </table:table-cell>
          <table:table-cell table:formula="of:=[.T14]+0.03" office:value-type="float" office:value="0.958400295043358" calcext:value-type="float">
            <text:p>0.958400295043358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Martinez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kassandra</text:p>
          </table:table-cell>
          <table:table-cell table:style-name="ce7" office:value-type="string" calcext:value-type="string">
            <text:p>martinez</text:p>
          </table:table-cell>
          <table:table-cell/>
          <table:table-cell table:style-name="ce4" table:formula="of:=0" office:value-type="percentage" office:value="0" calcext:value-type="percentage">
            <text:p>0%</text:p>
          </table:table-cell>
          <table:table-cell table:style-name="ce4" office:value-type="percentage" office:value="0.982608695652174" calcext:value-type="percentage">
            <text:p>98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office:value-type="percentage" office:value="0.970588235294118" calcext:value-type="percentage">
            <text:p>97%</text:p>
          </table:table-cell>
          <table:table-cell table:style-name="ce4" office:value-type="percentage" office:value="0.933333333333333" calcext:value-type="percentage">
            <text:p>93%</text:p>
          </table:table-cell>
          <table:table-cell table:style-name="ce9" office:value-type="percentage" office:value="0.98" calcext:value-type="percentage">
            <text:p>98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0.978571428571429" calcext:value-type="percentage">
            <text:p>98%</text:p>
          </table:table-cell>
          <table:table-cell table:style-name="ce9" office:value-type="percentage" office:value="0.666666666666667" calcext:value-type="percentage">
            <text:p>67%</text:p>
          </table:table-cell>
          <table:table-cell table:style-name="ce9" office:value-type="percentage" office:value="0.975" calcext:value-type="percentage">
            <text:p>98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7.5/20" office:value-type="float" office:value="0.875" calcext:value-type="float">
            <text:p>0.875</text:p>
          </table:table-cell>
          <table:table-cell table:style-name="Default" office:value-type="float" office:value="0.740740740740741" calcext:value-type="float">
            <text:p>0.740740740740741</text:p>
          </table:table-cell>
          <table:table-cell table:style-name="Default" office:value-type="float" office:value="0.141176470588235" calcext:value-type="float">
            <text:p>0.141176470588235</text:p>
          </table:table-cell>
          <table:table-cell office:value-type="float" office:value="1" calcext:value-type="float">
            <text:p>1</text:p>
          </table:table-cell>
          <table:table-cell table:formula="of:=0.25*[.S15]+0.25*[.P15]+0.35*AVERAGE([.R15];[.Q15];[.M15];[.L15];[.K15];[.J15];[.I15];[.H15];[.G15];[.F15];[.E15])+0.15*AVERAGE([.N15];[.O15])" office:value-type="float" office:value="0.841844540890577" calcext:value-type="float">
            <text:p>0.841844540890577</text:p>
          </table:table-cell>
          <table:table-cell table:formula="of:=[.T15]+0.03" office:value-type="float" office:value="0.871844540890577" calcext:value-type="float">
            <text:p>0.871844540890577</text:p>
          </table:table-cell>
          <table:table-cell office:value-type="string" calcext:value-type="string">
            <text:p>B+</text:p>
          </table:table-cell>
          <table:table-cell table:style-name="ce7" office:value-type="string" calcext:value-type="string">
            <text:p>martinez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Charlize</text:p>
          </table:table-cell>
          <table:table-cell table:style-name="ce7" office:value-type="string" calcext:value-type="string">
            <text:p>Murray</text:p>
          </table:table-cell>
          <table:table-cell/>
          <table:table-cell table:style-name="ce4" table:formula="of:=0" office:value-type="percentage" office:value="0" calcext:value-type="percentage">
            <text:p>0%</text:p>
          </table:table-cell>
          <table:table-cell table:style-name="ce4" office:value-type="percentage" office:value="0.973913043478261" calcext:value-type="percentage">
            <text:p>97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4" office:value-type="percentage" office:value="0.466666666666667" calcext:value-type="percentage">
            <text:p>47%</text:p>
          </table:table-cell>
          <table:table-cell table:style-name="ce9" office:value-type="percentage" office:value="0.94" calcext:value-type="percentage">
            <text:p>94%</text:p>
          </table:table-cell>
          <table:table-cell table:style-name="ce9" office:value-type="percentage" office:value="0.6875" calcext:value-type="percentage">
            <text:p>69%</text:p>
          </table:table-cell>
          <table:table-cell table:style-name="ce9" office:value-type="percentage" office:value="0.139285714285714" calcext:value-type="percentage">
            <text:p>14%</text:p>
          </table:table-cell>
          <table:table-cell table:style-name="ce9" office:value-type="percentage" office:value="0.733333333333333" calcext:value-type="percentage">
            <text:p>73%</text:p>
          </table:table-cell>
          <table:table-cell table:style-name="ce9" office:value-type="percentage" office:value="0.98125" calcext:value-type="percentage">
            <text:p>98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9/20" office:value-type="float" office:value="0.95" calcext:value-type="float">
            <text:p>0.95</text:p>
          </table:table-cell>
          <table:table-cell table:style-name="Default" office:value-type="float" office:value="0.962962962962963" calcext:value-type="float">
            <text:p>0.962962962962963</text:p>
          </table:table-cell>
          <table:table-cell table:style-name="Default" office:value-type="float" office:value="0.529411764705882" calcext:value-type="float">
            <text:p>0.529411764705882</text:p>
          </table:table-cell>
          <table:table-cell office:value-type="float" office:value="1" calcext:value-type="float">
            <text:p>1</text:p>
          </table:table-cell>
          <table:table-cell table:formula="of:=0.25*[.S16]+0.25*[.P16]+0.35*AVERAGE([.R16];[.Q16];[.M16];[.L16];[.K16];[.J16];[.I16];[.H16];[.G16];[.F16];[.E16])+0.15*AVERAGE([.N16];[.O16])" office:value-type="float" office:value="0.723410292718317" calcext:value-type="float">
            <text:p>0.723410292718317</text:p>
          </table:table-cell>
          <table:table-cell table:formula="of:=[.T16]+0.03" office:value-type="float" office:value="0.753410292718317" calcext:value-type="float">
            <text:p>0.753410292718317</text:p>
          </table:table-cell>
          <table:table-cell office:value-type="string" calcext:value-type="string">
            <text:p>C </text:p>
          </table:table-cell>
          <table:table-cell table:style-name="ce7" office:value-type="string" calcext:value-type="string">
            <text:p>Murray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Braden</text:p>
          </table:table-cell>
          <table:table-cell table:style-name="ce7" office:value-type="string" calcext:value-type="string">
            <text:p>Myrick</text:p>
          </table:table-cell>
          <table:table-cell/>
          <table:table-cell table:style-name="ce4" table:formula="of:=0" office:value-type="percentage" office:value="0" calcext:value-type="percentage">
            <text:p>0%</text:p>
          </table:table-cell>
          <table:table-cell table:style-name="ce4" office:value-type="percentage" office:value="0.991304347826087" calcext:value-type="percentage">
            <text:p>99%</text:p>
          </table:table-cell>
          <table:table-cell table:style-name="ce4" table:formula="of:=0.6" office:value-type="percentage" office:value="0.6" calcext:value-type="percentage">
            <text:p>60%</text:p>
          </table:table-cell>
          <table:table-cell table:style-name="ce4" office:value-type="percentage" office:value="0.982352941176471" calcext:value-type="percentage">
            <text:p>98%</text:p>
          </table:table-cell>
          <table:table-cell table:style-name="ce4" office:value-type="percentage" office:value="0.866666666666667" calcext:value-type="percentage">
            <text:p>87%</text:p>
          </table:table-cell>
          <table:table-cell table:style-name="ce9" office:value-type="percentage" office:value="0.993333333333333" calcext:value-type="percentage">
            <text:p>99%</text:p>
          </table:table-cell>
          <table:table-cell table:style-name="ce9" office:value-type="percentage" office:value="0.9375" calcext:value-type="percentage">
            <text:p>94%</text:p>
          </table:table-cell>
          <table:table-cell table:style-name="ce9" office:value-type="percentage" office:value="0.992857142857143" calcext:value-type="percentage">
            <text:p>99%</text:p>
          </table:table-cell>
          <table:table-cell table:style-name="ce9" office:value-type="percentage" office:value="0.866666666666667" calcext:value-type="percentage">
            <text:p>87%</text:p>
          </table:table-cell>
          <table:table-cell table:style-name="ce9" office:value-type="percentage" office:value="0.993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style-name="Default" office:value-type="float" office:value="0.888888888888889" calcext:value-type="float">
            <text:p>0.88888888888888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0.25*[.S17]+0.25*[.P17]+0.35*AVERAGE([.R17];[.Q17];[.M17];[.L17];[.K17];[.J17];[.I17];[.H17];[.G17];[.F17];[.E17])+0.15*AVERAGE([.N17];[.O17])" office:value-type="float" office:value="0.971787454145031" calcext:value-type="float">
            <text:p>0.971787454145031</text:p>
          </table:table-cell>
          <table:table-cell table:formula="of:=[.T17]+0.03" office:value-type="float" office:value="1.00178745414503" calcext:value-type="float">
            <text:p>1.00178745414503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Myrick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Lauryn</text:p>
          </table:table-cell>
          <table:table-cell table:style-name="ce7" office:value-type="string" calcext:value-type="string">
            <text:p>Patrizio</text:p>
          </table:table-cell>
          <table:table-cell/>
          <table:table-cell table:style-name="ce4" table:formula="of:=0" office:value-type="percentage" office:value="0" calcext:value-type="percentage">
            <text:p>0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889411764705882" calcext:value-type="percentage">
            <text:p>89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9" office:value-type="percentage" office:value="0.966666666666667" calcext:value-type="percentage">
            <text:p>97%</text:p>
          </table:table-cell>
          <table:table-cell table:style-name="ce9" office:value-type="percentage" office:value="0.6875" calcext:value-type="percentage">
            <text:p>69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866666666666667" calcext:value-type="percentage">
            <text:p>87%</text:p>
          </table:table-cell>
          <table:table-cell table:style-name="ce9" office:value-type="percentage" office:value="0" calcext:value-type="percentage">
            <text:p>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962962962962963" calcext:value-type="float">
            <text:p>0.96296296296296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0.25*[.S18]+0.25*[.P18]+0.35*AVERAGE([.R18];[.Q18];[.M18];[.L18];[.K18];[.J18];[.I18];[.H18];[.G18];[.F18];[.E18])+0.15*AVERAGE([.N18];[.O18])" office:value-type="float" office:value="0.760056620122796" calcext:value-type="float">
            <text:p>0.760056620122796</text:p>
          </table:table-cell>
          <table:table-cell table:formula="of:=[.T18]+0.03" office:value-type="float" office:value="0.790056620122797" calcext:value-type="float">
            <text:p>0.790056620122797</text:p>
          </table:table-cell>
          <table:table-cell office:value-type="string" calcext:value-type="string">
            <text:p>C+</text:p>
          </table:table-cell>
          <table:table-cell table:style-name="ce7" office:value-type="string" calcext:value-type="string">
            <text:p>Patrizio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Ricardo</text:p>
          </table:table-cell>
          <table:table-cell table:style-name="ce7" office:value-type="string" calcext:value-type="string">
            <text:p>Reyes Jr.</text:p>
          </table:table-cell>
          <table:table-cell/>
          <table:table-cell table:style-name="ce4" table:formula="of:=0" office:value-type="percentage" office:value="0" calcext:value-type="percentage">
            <text:p>0%</text:p>
          </table:table-cell>
          <table:table-cell table:style-name="ce4" office:value-type="percentage" office:value="0.978260869565217" calcext:value-type="percentage">
            <text:p>98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office:value-type="percentage" office:value="0.875" calcext:value-type="percentage">
            <text:p>88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0.933333333333333" calcext:value-type="percentage">
            <text:p>93%</text:p>
          </table:table-cell>
          <table:table-cell table:style-name="ce9" office:value-type="percentage" office:value="0.99375" calcext:value-type="percentage">
            <text:p>99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style-name="Default" office:value-type="float" office:value="0.962962962962963" calcext:value-type="float">
            <text:p>0.962962962962963</text:p>
          </table:table-cell>
          <table:table-cell table:style-name="Default" office:value-type="float" office:value="0.729411764705882" calcext:value-type="float">
            <text:p>0.729411764705882</text:p>
          </table:table-cell>
          <table:table-cell office:value-type="float" office:value="1" calcext:value-type="float">
            <text:p>1</text:p>
          </table:table-cell>
          <table:table-cell table:formula="of:=0.25*[.S19]+0.25*[.P19]+0.35*AVERAGE([.R19];[.Q19];[.M19];[.L19];[.K19];[.J19];[.I19];[.H19];[.G19];[.F19];[.E19])+0.15*AVERAGE([.N19];[.O19])" office:value-type="float" office:value="0.83004105688169" calcext:value-type="float">
            <text:p>0.83004105688169</text:p>
          </table:table-cell>
          <table:table-cell table:formula="of:=[.T19]+0.03" office:value-type="float" office:value="0.86004105688169" calcext:value-type="float">
            <text:p>0.86004105688169</text:p>
          </table:table-cell>
          <table:table-cell office:value-type="string" calcext:value-type="string">
            <text:p>B+</text:p>
          </table:table-cell>
          <table:table-cell table:style-name="ce7" office:value-type="string" calcext:value-type="string">
            <text:p>Reyes Jr.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Keiara</text:p>
          </table:table-cell>
          <table:table-cell table:style-name="ce7" office:value-type="string" calcext:value-type="string">
            <text:p>Rothschild</text:p>
          </table:table-cell>
          <table:table-cell/>
          <table:table-cell table:style-name="ce4" table:formula="of:=0" office:value-type="percentage" office:value="0" calcext:value-type="percentage">
            <text:p>0%</text:p>
          </table:table-cell>
          <table:table-cell table:style-name="ce4" office:value-type="percentage" office:value="0.973913043478261" calcext:value-type="percentage">
            <text:p>97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9" office:value-type="percentage" office:value="0.98" calcext:value-type="percentage">
            <text:p>98%</text:p>
          </table:table-cell>
          <table:table-cell table:style-name="ce9" office:value-type="percentage" office:value="0.75" calcext:value-type="percentage">
            <text:p>75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733333333333333" calcext:value-type="percentage">
            <text:p>73%</text:p>
          </table:table-cell>
          <table:table-cell table:style-name="ce9" office:value-type="percentage" office:value="0.98125" calcext:value-type="percentage">
            <text:p>98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9/20" office:value-type="float" office:value="0.95" calcext:value-type="float">
            <text:p>0.95</text:p>
          </table:table-cell>
          <table:table-cell table:style-name="Default" office:value-type="float" office:value="0.444444444444444" calcext:value-type="float">
            <text:p>0.44444444444444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5*[.S20]+0.25*[.P20]+0.35*AVERAGE([.R20];[.Q20];[.M20];[.L20];[.K20];[.J20];[.I20];[.H20];[.G20];[.F20];[.E20])+0.15*AVERAGE([.N20];[.O20])" office:value-type="float" office:value="0.69950266249451" calcext:value-type="float">
            <text:p>0.69950266249451</text:p>
          </table:table-cell>
          <table:table-cell table:formula="of:=[.T20]+0.03" office:value-type="float" office:value="0.72950266249451" calcext:value-type="float">
            <text:p>0.72950266249451</text:p>
          </table:table-cell>
          <table:table-cell office:value-type="string" calcext:value-type="string">
            <text:p>C </text:p>
          </table:table-cell>
          <table:table-cell table:style-name="ce7" office:value-type="string" calcext:value-type="string">
            <text:p>Rothschild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Amber</text:p>
          </table:table-cell>
          <table:table-cell table:style-name="ce7" office:value-type="string" calcext:value-type="string">
            <text:p>Tec</text:p>
          </table:table-cell>
          <table:table-cell/>
          <table:table-cell table:style-name="ce4" table:formula="of:=0" office:value-type="percentage" office:value="0" calcext:value-type="percentage">
            <text:p>0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0.98125" calcext:value-type="percentage">
            <text:p>98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0.25*[.S21]+0.25*[.P21]+0.35*AVERAGE([.R21];[.Q21];[.M21];[.L21];[.K21];[.J21];[.I21];[.H21];[.G21];[.F21];[.E21])+0.15*AVERAGE([.N21];[.O21])" office:value-type="float" office:value="0.993153409090909" calcext:value-type="float">
            <text:p>0.993153409090909</text:p>
          </table:table-cell>
          <table:table-cell table:formula="of:=[.T21]+0.03" office:value-type="float" office:value="1.02315340909091" calcext:value-type="float">
            <text:p>1.02315340909091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Tec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Anthony</text:p>
          </table:table-cell>
          <table:table-cell table:style-name="ce7" office:value-type="string" calcext:value-type="string">
            <text:p>Tores</text:p>
          </table:table-cell>
          <table:table-cell/>
          <table:table-cell table:style-name="ce4" table:formula="of:=0" office:value-type="percentage" office:value="0" calcext:value-type="percentage">
            <text:p>0%</text:p>
          </table:table-cell>
          <table:table-cell table:style-name="ce4" office:value-type="percentage" office:value="0.960869565217391" calcext:value-type="percentage">
            <text:p>96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office:value-type="percentage" office:value="0.929411764705882" calcext:value-type="percentage">
            <text:p>93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9" office:value-type="percentage" office:value="0.89" calcext:value-type="percentage">
            <text:p>89%</text:p>
          </table:table-cell>
          <table:table-cell table:style-name="ce9" table:formula="of:=0.95" office:value-type="percentage" office:value="0.95" calcext:value-type="percentage">
            <text:p>95%</text:p>
          </table:table-cell>
          <table:table-cell table:style-name="ce9" office:value-type="percentage" office:value="0.953928571428571" calcext:value-type="percentage">
            <text:p>95%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.975" calcext:value-type="percentage">
            <text:p>98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.5/20" office:value-type="float" office:value="0.875" calcext:value-type="float">
            <text:p>0.875</text:p>
          </table:table-cell>
          <table:table-cell table:style-name="Default" office:value-type="float" office:value="0.962962962962963" calcext:value-type="float">
            <text:p>0.962962962962963</text:p>
          </table:table-cell>
          <table:table-cell table:style-name="Default" office:value-type="float" office:value="0.811764705882353" calcext:value-type="float">
            <text:p>0.811764705882353</text:p>
          </table:table-cell>
          <table:table-cell office:value-type="float" office:value="1" calcext:value-type="float">
            <text:p>1</text:p>
          </table:table-cell>
          <table:table-cell table:formula="of:=0.25*[.S22]+0.25*[.P22]+0.35*AVERAGE([.R22];[.Q22];[.M22];[.L22];[.K22];[.J22];[.I22];[.H22];[.G22];[.F22];[.E22])+0.15*AVERAGE([.N22];[.O22])" office:value-type="float" office:value="0.794375286324455" calcext:value-type="float">
            <text:p>0.794375286324455</text:p>
          </table:table-cell>
          <table:table-cell table:formula="of:=[.T22]+0.03" office:value-type="float" office:value="0.824375286324455" calcext:value-type="float">
            <text:p>0.824375286324455</text:p>
          </table:table-cell>
          <table:table-cell office:value-type="string" calcext:value-type="string">
            <text:p>B-</text:p>
          </table:table-cell>
          <table:table-cell table:style-name="ce7" office:value-type="string" calcext:value-type="string">
            <text:p>Tores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Gabriella</text:p>
          </table:table-cell>
          <table:table-cell table:style-name="ce7" office:value-type="string" calcext:value-type="string">
            <text:p>Torres Joubert</text:p>
          </table:table-cell>
          <table:table-cell/>
          <table:table-cell table:style-name="ce4" table:formula="of:=0" office:value-type="percentage" office:value="0" calcext:value-type="percentage">
            <text:p>0%</text:p>
          </table:table-cell>
          <table:table-cell table:style-name="ce4" office:value-type="percentage" office:value="0.991304347826087" calcext:value-type="percentage">
            <text:p>99%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994117647058823" calcext:value-type="percentage">
            <text:p>99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9" office:value-type="percentage" office:value="0.993333333333333" calcext:value-type="percentage">
            <text:p>99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0.993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41176470588235" calcext:value-type="float">
            <text:p>0.941176470588235</text:p>
          </table:table-cell>
          <table:table-cell office:value-type="float" office:value="1" calcext:value-type="float">
            <text:p>1</text:p>
          </table:table-cell>
          <table:table-cell table:formula="of:=0.25*[.S23]+0.25*[.P23]+0.35*AVERAGE([.R23];[.Q23];[.M23];[.L23];[.K23];[.J23];[.I23];[.H23];[.G23];[.F23];[.E23])+0.15*AVERAGE([.N23];[.O23])" office:value-type="float" office:value="0.997253511780206" calcext:value-type="float">
            <text:p>0.997253511780206</text:p>
          </table:table-cell>
          <table:table-cell table:formula="of:=[.T23]+0.03" office:value-type="float" office:value="1.02725351178021" calcext:value-type="float">
            <text:p>1.02725351178021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Torres Joubert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Avery</text:p>
          </table:table-cell>
          <table:table-cell table:style-name="ce7" office:value-type="string" calcext:value-type="string">
            <text:p>Turner</text:p>
          </table:table-cell>
          <table:table-cell/>
          <table:table-cell table:style-name="ce4" table:formula="of:=0" office:value-type="percentage" office:value="0" calcext:value-type="percentage">
            <text:p>0%</text:p>
          </table:table-cell>
          <table:table-cell table:style-name="ce4" office:value-type="percentage" office:value="0.995652173913043" calcext:value-type="percentage">
            <text:p>100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office:value-type="percentage" office:value="0.994117647058823" calcext:value-type="percentage">
            <text:p>99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9" office:value-type="percentage" office:value="0.98" calcext:value-type="percentage">
            <text:p>98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982142857142857" calcext:value-type="percentage">
            <text:p>98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98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style-name="Default" office:value-type="float" office:value="0.962962962962963" calcext:value-type="float">
            <text:p>0.962962962962963</text:p>
          </table:table-cell>
          <table:table-cell table:style-name="Default" office:value-type="float" office:value="0.964705882352941" calcext:value-type="float">
            <text:p>0.964705882352941</text:p>
          </table:table-cell>
          <table:table-cell office:value-type="float" office:value="1" calcext:value-type="float">
            <text:p>1</text:p>
          </table:table-cell>
          <table:table-cell table:formula="of:=0.25*[.S24]+0.25*[.P24]+0.35*AVERAGE([.R24];[.Q24];[.M24];[.L24];[.K24];[.J24];[.I24];[.H24];[.G24];[.F24];[.E24])+0.15*AVERAGE([.N24];[.O24])" office:value-type="float" office:value="0.99577077574552" calcext:value-type="float">
            <text:p>0.99577077574552</text:p>
          </table:table-cell>
          <table:table-cell table:formula="of:=[.T24]+0.03" office:value-type="float" office:value="1.02577077574552" calcext:value-type="float">
            <text:p>1.02577077574552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Turner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Natasha</text:p>
          </table:table-cell>
          <table:table-cell table:style-name="ce7" office:value-type="string" calcext:value-type="string">
            <text:p>Velez</text:p>
          </table:table-cell>
          <table:table-cell/>
          <table:table-cell table:style-name="ce4" office:value-type="percentage" office:value="0" calcext:value-type="percentage">
            <text:p>0%</text:p>
          </table:table-cell>
          <table:table-cell table:style-name="ce4" office:value-type="percentage" office:value="0.969565217391304" calcext:value-type="percentage">
            <text:p>97%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9" office:value-type="percentage" office:value="0.986666666666667" calcext:value-type="percentage">
            <text:p>99%</text:p>
          </table:table-cell>
          <table:table-cell table:style-name="ce9" office:value-type="percentage" office:value="0.875" calcext:value-type="percentage">
            <text:p>88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666666666666667" calcext:value-type="percentage">
            <text:p>67%</text:p>
          </table:table-cell>
          <table:table-cell table:style-name="ce9" office:value-type="percentage" office:value="0" calcext:value-type="percentage">
            <text:p>0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.5/20" office:value-type="float" office:value="0.925" calcext:value-type="float">
            <text:p>0.925</text:p>
          </table:table-cell>
          <table:table-cell table:style-name="Default" office:value-type="float" office:value="0.814814814814815" calcext:value-type="float">
            <text:p>0.814814814814815</text:p>
          </table:table-cell>
          <table:table-cell table:style-name="Default" office:value-type="float" office:value="0.929411764705882" calcext:value-type="float">
            <text:p>0.929411764705882</text:p>
          </table:table-cell>
          <table:table-cell office:value-type="float" office:value="1" calcext:value-type="float">
            <text:p>1</text:p>
          </table:table-cell>
          <table:table-cell table:formula="of:=0.25*[.S25]+0.25*[.P25]+0.35*AVERAGE([.R25];[.Q25];[.M25];[.L25];[.K25];[.J25];[.I25];[.H25];[.G25];[.F25];[.E25])+0.15*AVERAGE([.N25];[.O25])" office:value-type="float" office:value="0.758347920810836" calcext:value-type="float">
            <text:p>0.758347920810836</text:p>
          </table:table-cell>
          <table:table-cell table:formula="of:=[.T25]+0.03" office:value-type="float" office:value="0.788347920810836" calcext:value-type="float">
            <text:p>0.788347920810836</text:p>
          </table:table-cell>
          <table:table-cell office:value-type="string" calcext:value-type="string">
            <text:p>C+</text:p>
          </table:table-cell>
          <table:table-cell table:style-name="ce7" office:value-type="string" calcext:value-type="string">
            <text:p>Velez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Teani</text:p>
          </table:table-cell>
          <table:table-cell table:style-name="ce7" office:value-type="string" calcext:value-type="string">
            <text:p>White</text:p>
          </table:table-cell>
          <table:table-cell/>
          <table:table-cell table:style-name="ce4" table:formula="of:=0" office:value-type="percentage" office:value="0" calcext:value-type="percentage">
            <text:p>0%</text:p>
          </table:table-cell>
          <table:table-cell table:style-name="ce4" office:value-type="percentage" office:value="0.98695652173913" calcext:value-type="percentage">
            <text:p>99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office:value-type="percentage" office:value="0.994117647058823" calcext:value-type="percentage">
            <text:p>99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9" office:value-type="percentage" office:value="0.966666666666667" calcext:value-type="percentage">
            <text:p>97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0.982142857142857" calcext:value-type="percentage">
            <text:p>98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0.9875" calcext:value-type="percentage">
            <text:p>99%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0.962962962962963" calcext:value-type="float">
            <text:p>0.962962962962963</text:p>
          </table:table-cell>
          <table:table-cell table:style-name="Default" office:value-type="float" office:value="0.823529411764706" calcext:value-type="float">
            <text:p>0.823529411764706</text:p>
          </table:table-cell>
          <table:table-cell office:value-type="float" office:value="1" calcext:value-type="float">
            <text:p>1</text:p>
          </table:table-cell>
          <table:table-cell table:formula="of:=0.25*[.S26]+0.25*[.P26]+0.35*AVERAGE([.R26];[.Q26];[.M26];[.L26];[.K26];[.J26];[.I26];[.H26];[.G26];[.F26];[.E26])+0.15*AVERAGE([.N26];[.O26])" office:value-type="float" office:value="0.990577874869755" calcext:value-type="float">
            <text:p>0.990577874869755</text:p>
          </table:table-cell>
          <table:table-cell table:formula="of:=[.T26]+0.03" office:value-type="float" office:value="1.02057787486975" calcext:value-type="float">
            <text:p>1.02057787486975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White</text:p>
          </table:table-cell>
          <table:table-cell table:number-columns-repeated="100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5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Helvetica Neue" svg:font-family="'Helvetica Neue'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year number:style="long"/>
      <number:text>/</number:text>
      <number:month number:style="long"/>
      <number:text>/</number:text>
      <number:day number:style="long"/>
    </number:date-style>
    <number:date-style style:name="N16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64P0" style:volatile="true">
      <number:number number:decimal-places="2" number:min-decimal-places="1" number:min-integer-digits="1" number:decimal-replacement=""/>
    </number:number-style>
    <number:number-style style:name="N164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64">
      <number:number number:decimal-places="0" number:min-decimal-places="0" number:min-integer-digits="1"/>
      <style:map style:condition="value()&gt;0" style:apply-style-name="N164P0"/>
      <style:map style:condition="value()&lt;0" style:apply-style-name="N164P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family="'Helvetica Neue'" style:font-family-generic="roman" fo:font-size="11pt" fo:font-style="normal" fo:text-shadow="none" style:text-underline-style="none" fo:font-weight="normal" style:font-size-asian="11pt" style:font-style-asian="normal" style:font-weight-asian="normal" style:font-name-complex="Helvetica Neue" style:font-family-complex="'Helvetica Neue'" style:font-family-generic-complex="roman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05-21">00/00/0000</text:date>, <text:time style:data-style-name="N2" text:time-value="09:48:10.995977676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3.2$Linux_X86_64 LibreOffice_project/10$Build-2</meta:generator>
    <meta:initial-creator>Jordan Hanson</meta:initial-creator>
    <meta:creation-date>2021-03-06T11:52:41</meta:creation-date>
    <dc:date>2021-05-21T11:57:14.341849455</dc:date>
    <meta:editing-duration>P1DT2H54M42S</meta:editing-duration>
    <meta:editing-cycles>139</meta:editing-cycles>
    <meta:document-statistic meta:table-count="1" meta:cell-count="571" meta:object-count="0"/>
  </office:meta>
</office:document-meta>
</file>